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688cm" fo:min-width="12.042cm"/>
    </style:style>
    <style:style style:name="gr2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0.41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.938cm" fo:min-width="2.95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68cm" fo:min-width="0.41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68cm" fo:min-width="3.276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6cm" fo:min-width="1.51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2.324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3.277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font-name="Noto Sans1"/>
    </style:style>
    <style:style style:name="P2" style:family="paragraph">
      <loext:graphic-properties draw:fill="none"/>
      <style:paragraph-properties fo:text-align="center"/>
      <style:text-properties style:font-name="Noto Sans1"/>
    </style:style>
    <style:style style:name="P3" style:family="paragraph">
      <style:paragraph-properties fo:text-align="center" style:writing-mode="lr-tb"/>
      <style:text-properties style:font-name="Noto Sans1" fo:font-size="8pt" style:font-size-asian="8pt" style:font-size-complex="8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Noto Sans1"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style:font-name="Noto Sans1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42cm" svg:height="7.938cm" svg:x="0cm" svg:y="0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98cm" svg:y1="4.287cm" svg:x2="9.526cm" svg:y2="4.286cm" draw:start-shape="id1" draw:start-glue-point="1" draw:end-shape="id2" draw:end-glue-point="3" svg:d="M8098 4287l1428-1" svg:viewBox="0 0 1429 2">
            <text:p/>
          </draw:connector>
          <draw:custom-shape draw:style-name="gr3" draw:text-style-name="P4" xml:id="id2" draw:id="id2" draw:layer="layout" svg:width="0.952cm" svg:height="0.635cm" svg:x="9.526cm" svg:y="3.969cm">
            <text:p text:style-name="P3"><text:span text:style-name="T1">0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0.479cm" svg:y="3.969cm">
            <text:p text:style-name="P3"><text:span text:style-name="T1">0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1.431cm" svg:y="3.969cm">
            <text:p text:style-name="P3"><text:span text:style-name="T1">8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9.526cm" svg:y="3.334cm">
            <text:p text:style-name="P3"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0.479cm" svg:y="3.334cm">
            <text:p text:style-name="P3"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1.431cm" svg:y="3.334cm">
            <text:p text:style-name="P3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492cm" svg:height="2.222cm" svg:x="0.159cm" svg:y="0.16cm">
            <text:p text:style-name="P3"><text:span text:style-name="T1">Bitmap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905cm" svg:height="0.635cm" svg:x="0.476cm" svg:y="0.795cm">
            <text:p text:style-name="P3"><text:span text:style-name="T1">L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952cm" svg:height="0.952cm" svg:x="1.112cm" svg:y="4.922cm">
            <text:p text:style-name="P3"><text:span text:style-name="T1">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3" draw:id="id3" draw:layer="layout" svg:width="0.952cm" svg:height="0.952cm" svg:x="2.065cm" svg:y="4.922cm">
            <text:p text:style-name="P3"><text:span text:style-name="T1">0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3.017cm" svg:y="4.922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7" draw:id="id7" draw:layer="layout" svg:width="0.952cm" svg:height="0.952cm" svg:x="0.159cm" svg:y="4.922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3.81cm" svg:height="0.952cm" svg:x="0.159cm" svg:y="5.874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1.112cm" svg:y="6.827cm">
            <text:p text:style-name="P3"><text:span text:style-name="T1">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2.065cm" svg:y="6.827cm">
            <text:p text:style-name="P3"><text:span text:style-name="T1">0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3.017cm" svg:y="6.827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0.159cm" svg:y="6.827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4" draw:id="id4" draw:layer="layout" svg:width="0.952cm" svg:height="0.635cm" svg:x="2.381cm" svg:y="0.795cm">
            <text:p text:style-name="P3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905cm" svg:height="0.635cm" svg:x="0.476cm" svg:y="1.43cm">
            <text:p text:style-name="P3"><text:span text:style-name="T2">ADDRES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6" draw:id="id6" draw:layer="layout" svg:width="0.952cm" svg:height="0.635cm" svg:x="2.381cm" svg:y="1.43cm">
            <text:p text:style-name="P3"><text:span text:style-name="T1">X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2" draw:layer="layout" draw:type="curve" svg:x1="3.017cm" svg:y1="5.398cm" svg:x2="5.557cm" svg:y2="4.287cm" draw:start-shape="id3" draw:end-shape="id1" draw:end-glue-point="3" svg:d="M3017 5398c1905 0 635-1111 2540-1111" svg:viewBox="0 0 2541 1112">
            <text:p/>
          </draw:connector>
          <draw:custom-shape draw:style-name="gr9" draw:text-style-name="P5" xml:id="id5" draw:id="id5" draw:layer="layout" svg:width="2.541cm" svg:height="2.54cm" svg:x="6.033cm" svg:y="2.54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5" draw:layer="layout" svg:width="2.541cm" svg:height="2.54cm" svg:x="5.874cm" svg:y="2.69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5" draw:layer="layout" svg:width="2.541cm" svg:height="2.54cm" svg:x="5.715cm" svg:y="2.857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5" xml:id="id1" draw:id="id1" draw:layer="layout" svg:width="2.541cm" svg:height="2.54cm" svg:x="5.557cm" svg:y="3.017cm">
            <text:p text:style-name="P3"><text:span text:style-name="T1">Selected</text:span></text:p>
            <text:p text:style-name="P3"><text:span text:style-name="T1">Graphics LU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onnector draw:style-name="gr8" draw:text-style-name="P2" draw:layer="layout" draw:type="curve" svg:x1="3.333cm" svg:y1="1.112cm" svg:x2="7.303cm" svg:y2="2.54cm" draw:start-shape="id4" draw:start-glue-point="1" draw:end-shape="id5" draw:end-glue-point="0" svg:d="M3333 1112c2647 0 3970 476 3970 1428" svg:viewBox="0 0 3971 1429">
            <text:p/>
          </draw:connector>
          <draw:custom-shape draw:style-name="gr10" draw:text-style-name="P4" draw:layer="layout" svg:width="2.858cm" svg:height="0.635cm" svg:x="9.525cm" svg:y="2.699cm">
            <text:p text:style-name="P3"><text:span text:style-name="T1">Pixel Colo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3.811cm" svg:height="0.635cm" svg:x="0.159cm" svg:y="4.287cm">
            <text:p text:style-name="P3"><text:span text:style-name="T1">Pixel Data</text:span></text:p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curve" svg:x1="2.857cm" svg:y1="2.065cm" svg:x2="0.635cm" svg:y2="4.922cm" draw:start-shape="id6" draw:start-glue-point="2" draw:end-shape="id7" draw:end-glue-point="0" svg:d="M2857 2065c0 2142-2222 714-2222 2857" svg:viewBox="0 0 2223 2858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624cm" fo:page-height="7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6T15:25:23.511000000</meta:creation-date>
    <dc:date>2022-10-20T21:48:15.782000000</dc:date>
    <dc:creator>Peter Weingartner</dc:creator>
    <meta:editing-duration>PT19M19S</meta:editing-duration>
    <meta:editing-cycles>4</meta:editing-cycles>
    <meta:generator>LibreOffice/7.2.2.2$Windows_X86_64 LibreOffice_project/02b2acce88a210515b4a5bb2e46cbfb63fe97d56</meta:generator>
    <meta:document-statistic meta:object-count="32"/>
  </office:meta>
</office:document-meta>
</file>